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1eff6d" officeooo:paragraph-rsid="001eff6d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1eff6d" officeooo:paragraph-rsid="001eff6d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eff6d" officeooo:paragraph-rsid="001eff6d" style:font-weight-asian="bold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text-properties style:font-name="Arial" fo:font-style="italic" officeooo:rsid="001eff6d" officeooo:paragraph-rsid="001eff6d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1eff6d" officeooo:paragraph-rsid="001eff6d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eff6d" officeooo:paragraph-rsid="001eff6d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1eff6d" officeooo:paragraph-rsid="001eff6d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1eff6d" officeooo:paragraph-rsid="001eff6d" style:font-style-asian="normal" style:font-name-complex="Arial" style:font-style-complex="normal"/>
    </style:style>
    <style:style style:name="P20" style:family="paragraph" style:parent-style-name="Heading_20_3">
      <style:text-properties fo:font-style="normal" fo:font-weight="normal" officeooo:rsid="001eff6d" officeooo:paragraph-rsid="001eff6d" style:font-style-asian="normal" style:font-weight-asian="normal" style:font-style-complex="normal" style:font-weight-complex="normal"/>
    </style:style>
    <style:style style:name="P21" style:family="paragraph" style:parent-style-name="Heading_20_1">
      <style:text-properties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style:font-name="Arial" fo:font-size="8pt" fo:font-style="italic" style:font-size-asian="8pt" style:font-style-asian="italic" style:font-name-complex="Arial"/>
    </style:style>
    <style:style style:name="T5" style:family="text">
      <style:text-properties style:font-name="Arial" fo:font-style="italic" style:font-style-asian="italic"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style:font-name-asian="Arial"/>
    </style:style>
    <style:style style:name="T11" style:family="text">
      <style:text-properties officeooo:rsid="001eff6d" style:font-name-asian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1" text:outline-level="1">Caso de Uso</text:h>
          </table:table-cell>
          <table:table-cell table:style-name="Tabla1.B1" table:number-columns-spanned="5" office:value-type="string">
            <text:h text:style-name="P20" text:outline-level="3">Trasladar pacientes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?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18">Celador(I),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9">&lt;&lt; Tipo del caso de uso &gt;&gt; <text:s/>&lt;&lt; Primario, Secundario u Opcional | &lt;&lt;Esencial o <text:s/>Real 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9">&lt;&lt; Indicamos que requisitos se pueden incluir dentro de este CU &gt;&gt;</text:p>
          </table:table-cell>
          <table:covered-table-cell/>
          <table:table-cell table:style-name="Tabla1.D4" table:number-columns-spanned="5" office:value-type="string">
            <text:p text:style-name="P11">&lt;&lt; CU que tienen relación con este &gt;&gt;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18">El paciente debe de tener una cita registrada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18">Grupo ? de práctica de FIS <text:s text:c="2"/>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19">El celador lleva a cabo el traslado del paciente en el recorrido que se requiera.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19">El celador confirma el traslado del paciente al sistema.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4">Celador: Confirma el traslado del paciente.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2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12"><text:span text:style-name="T10"><text:s/></text:span><text:span text:style-name="T11">El sistema recibe la confirmación y elimina esa tarea del registro personal del celador.</text:span></text:p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1a</text:p>
          </table:table-cell>
          <table:table-cell table:style-name="Tabla5.B2" table:number-columns-spanned="4" office:value-type="string">
            <text:p text:style-name="P14">En caso de que el paciente no esté disponible (no se presenta) el celador lo indica al sistema por si tuviera que enviar un aviso al paciente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">&lt;&lt; Numero de veces que se realiza el CU por unidad de tiempo &gt;&gt;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&lt;&lt; Rendimiento esperado de la secuencia de acciones del CU &gt;&gt;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3">Baj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3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3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3-24T18:38:25.033000000</dc:date>
    <meta:print-date>2012-03-13T15:37:00</meta:print-date>
    <meta:editing-cycles>9</meta:editing-cycles>
    <meta:editing-duration>PT42M29S</meta:editing-duration>
    <meta:document-statistic meta:table-count="5" meta:image-count="0" meta:object-count="0" meta:page-count="1" meta:paragraph-count="45" meta:word-count="193" meta:character-count="1119" meta:non-whitespace-character-count="965"/>
    <meta:generator>LibreOffice/5.4.2.2$Windows_X86_64 LibreOffice_project/22b09f6418e8c2d508a9eaf86b2399209b0990f4</meta:generator>
  </office:meta>
</office:document-meta>
</file>